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lr-tb"/>
    </style:style>
    <style:style style:name="Table1.A" style:family="table-column">
      <style:table-column-properties style:column-width="1.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Bullet" style:list-style-name="WWNum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8d4dd"/>
    </style:style>
    <style:style style:name="P5" style:family="paragraph" style:parent-style-name="Standard">
      <style:paragraph-properties fo:orphans="0" fo:widows="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іністерство освіти і науки України</text:span><text:line-break/>Київський національний університет будівництва і архітектури<text:line-break/>Кафедра кібербезпеки та комп’ютерної інженерії</text:p>
      <text:p text:style-name="P3"><text:line-break/>СИЛАБУС НАВЧАЛЬНОЇ ДИСЦИПЛІНИ</text:p>
      <text:h text:style-name="P1" text:outline-level="1">«Проєктування систем реального часу»</text:h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Автор: к.т.н., доцент Гуменний Д.О.</text:p>
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Київ – 2025</text:p>
      <text:h text:style-name="Heading_20_2" text:outline-level="2"><text:soft-page-break/>1. Загальні відомості про дисципліну</text:h>
      <text:p text:style-name="Standard">Назва дисципліни: Проєктування систем реального часу.</text:p>
      <text:p text:style-name="Standard">Освітній рівень: бакалавр / магістр.</text:p>
      <text:p text:style-name="Standard">Галузь знань: 12 – Інформаційні технології.</text:p>
      <text:p text:style-name="Standard">Спеціальність: 122 – Комп’ютерні науки або 123 – Комп’ютерна інженерія.</text:p>
      <text:p text:style-name="Standard">Форма навчання: денна / заочна.</text:p>
      <text:p text:style-name="Standard">Обсяг: 4 кредити ECTS (120 годин).</text:p>
      <text:p text:style-name="Standard">Форма контролю: екзамен, курсовий проєкт.</text:p>
      <text:h text:style-name="Heading_20_2" text:outline-level="2">2. Мета та завдання навчальної дисципліни</text:h>
      <text:p text:style-name="Standard">Мета дисципліни – формування у студентів системного розуміння принципів побудови систем реального часу (RTS), здатності проектувати, моделювати та реалізовувати програмно-апаратні рішення з гарантованою часовою детермінованістю. Особливу увагу приділено ROS 2, AUTOSAR, Simulink, C/C++ та Alpine Linux.</text:p>
      <text:p text:style-name="Standard">Завдання дисципліни – навчити аналізувати часові параметри, створювати архітектури RTS, застосовувати алгоритми планування та методи синхронізації, інтегрувати розподілені модулі з використанням DDS та AUTOSAR.</text:p>
      <text:h text:style-name="Heading_20_2" text:outline-level="2">3. Компетентності, що формуються</text:h>
      <text:list xml:id="list321551301" text:style-name="WWNum1">
        <text:list-item>
          <text:p text:style-name="P2">Загальні: аналітичне мислення, самостійність, здатність до інженерних рішень у складних умовах.</text:p>
        </text:list-item>
        <text:list-item>
          <text:p text:style-name="P2">Фахові: здатність проектувати системи реального часу, розробляти вбудоване ПЗ, виконувати аналіз детермінованості, тестування та оптимізацію.</text:p>
        </text:list-item>
        <text:list-item>
          <text:p text:style-name="P2">Інтегральна компетентність: здатність узгоджено застосовувати знання з комп’ютерної інженерії, системного аналізу, програмування та функціональної безпеки.</text:p>
        </text:list-item>
      </text:list>
      <text:h text:style-name="Heading_20_2" text:outline-level="2">4. Програмні результати навчання</text:h>
      <text:list xml:id="list163955821962960" text:continue-numbering="true" text:style-name="WWNum1">
        <text:list-item>
          <text:p text:style-name="P2">Пояснює принципи роботи систем реального часу та їх відмінності від звичайних обчислювальних систем.</text:p>
        </text:list-item>
        <text:list-item>
          <text:p text:style-name="P2">Проєктує архітектури RTS з урахуванням часових обмежень і пріоритетів.</text:p>
        </text:list-item>
        <text:list-item>
          <text:p text:style-name="P2">Будує моделі в Simulink / Stateflow для аналізу часових характеристик.</text:p>
        </text:list-item>
        <text:list-item>
          <text:p text:style-name="P2">Реалізує системи у FreeRTOS, Alpine Linux RT або ROS 2.</text:p>
        </text:list-item>
        <text:list-item>
          <text:p text:style-name="P2">Виконує інтеграцію AUTOSAR компонентів, застосовує DDS для міжмодульної комунікації.</text:p>
        </text:list-item>
        <text:list-item>
          <text:p text:style-name="P2">Здійснює тестування, профайлінг, fault-injection та оцінку надійності.</text:p>
        </text:list-item>
        <text:list-item>
          <text:p text:style-name="P2"><text:soft-page-break/>Дотримується вимог MISRA C/C++ та ISO 26262.</text:p>
        </text:list-item>
      </text:list>
      <text:h text:style-name="Heading_20_2" text:outline-level="2">5. Пререквізити та постреквізити</text:h>
      <text:p text:style-name="Standard">Пререквізити: Операційні системи, Комп’ютерна архітектура, Мікропроцесорні системи, Моделювання систем.</text:p>
      <text:p text:style-name="Standard">Постреквізити: Системне програмування, Надійність комп’ютерних систем, Робототехнічні системи.</text:p>
      <text:h text:style-name="Heading_20_2" text:outline-level="2">6. Зміст навчальної дисципліни (тематичний план)</text:h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5">№</text:p>
          </table:table-cell>
          <table:table-cell table:style-name="Table1.A1" office:value-type="string">
            <text:p text:style-name="P5">Тема</text:p>
          </table:table-cell>
          <table:table-cell table:style-name="Table1.A1" office:value-type="string">
            <text:p text:style-name="P5">Лекції</text:p>
          </table:table-cell>
          <table:table-cell table:style-name="Table1.A1" office:value-type="string">
            <text:p text:style-name="P5">Лабораторні</text:p>
          </table:table-cell>
          <table:table-cell table:style-name="Table1.A1" office:value-type="string">
            <text:p text:style-name="P5">Самост. роб.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Вступ до систем реального часу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Архітектура RTS, таймери, ISR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Планування задач: RMA, EDF, LLF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Синхронізація та доступ до ресурсів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Комунікації та DDS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Interrupt handling та обробка подій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Моделі часової поведінки (WCET, jitter)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Fault tolerance, watchdog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ext:soft-page-break/>
        <table:table-row table:style-name="Table1.1"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Model-Based Design у Simulink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ROS 2 та DDS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5">AUTOSAR середовища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5">RTOS і Alpine Linux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5">Verification і HIL тестування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14</text:p>
          </table:table-cell>
          <table:table-cell table:style-name="Table1.A1" office:value-type="string">
            <text:p text:style-name="P5">Оптимізація та енергозбереження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Курсовий проєкт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4</text:p>
          </table:table-cell>
        </table:table-row>
      </table:table>
      <text:h text:style-name="Heading_20_2" text:outline-level="2">7. Методи навчання</text:h>
      <text:p text:style-name="Standard">Лекції, лабораторні заняття, аналіз кейсів, індивідуальні завдання, симуляції в Simulink, розробка ПЗ на C/C++.</text:p>
      <text:h text:style-name="Heading_20_2" text:outline-level="2">8. Методи оцінювання результатів навчання</text:h>
      <text:p text:style-name="Standard">Поточний контроль – виконання лабораторних і практичних завдань (20%).</text:p>
      <text:p text:style-name="Standard">Проміжний контроль – тестування й усні опитування (10%).</text:p>
      <text:p text:style-name="Standard">Курсовий проєкт – захист і звіт (30%).</text:p>
      <text:p text:style-name="Standard">Підсумковий контроль – письмовий екзамен (40%).</text:p>
      <text:h text:style-name="Heading_20_2" text:outline-level="2">9. Політика курсу та академічна доброчесність</text:h>
      <text:p text:style-name="Standard">Дотримання академічної доброчесності є обов’язковим. Плагіат, несанкціоноване копіювання або спільне виконання завдань без дозволу викладача є підставою для анулювання результатів. Запізнення, пропуски занять та несвоєчасне виконання завдань знижують оцінку.</text:p>
      <text:h text:style-name="Heading_20_2" text:outline-level="2"><text:soft-page-break/>10. Рекомендована література</text:h>
      <text:p text:style-name="Standard">1. Liu J.W.S. Real‑Time Systems. Pearson, 2000.<text:line-break/>2. Kopetz H. Real‑Time Systems: Design Principles. Springer, 2011.<text:line-break/>3. Burns A., Wellings A. Real‑Time Systems and Programming Languages. Addison‑Wesley, 2021.<text:line-break/>4. AUTOSAR Specifications: OS, RTE, Adaptive.<text:line-break/>5. ROS 2 Design Docs: DDS, QoS, Executors.<text:line-break/>6. FreeRTOS Reference Manual.<text:line-break/>7. MISRA C 2012, ISO 26262 Part 6.<text:line-break/>8. Simulink Model‑Based Design for Embedded System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0.5in" fo:margin-right="0in" fo:margin-top="0in" fo:margin-bottom="0.139in" style:contextual-spacing="true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margin-top="0in" fo:margin-bottom="0.139in" style:contextual-spacing="true" fo:text-indent="-0.25in" style:auto-text-indent="false"/>
    </style:style>
    <style:style style:name="List_20_Bullet" style:display-name="List Bullet" style:family="paragraph" style:parent-style-name="Standard" style:list-style-name="WWNum1">
      <style:paragraph-properties fo:margin-top="0in" fo:margin-bottom="0.139in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in" fo:margin-bottom="0.139in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in" fo:margin-bottom="0.139in" style:contextual-spacing="true"/>
    </style:style>
    <style:style style:name="List_20_Number" style:display-name="List Number" style:family="paragraph" style:parent-style-name="Standard" style:list-style-name="WWNum5">
      <style:paragraph-properties fo:margin-top="0in" fo:margin-bottom="0.139in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in" fo:margin-bottom="0.139in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in" fo:margin-bottom="0.139in" style:contextual-spacing="tru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11-03T16:39:54.234879207</dc:date>
    <meta:editing-duration>PT12S</meta:editing-duration>
    <meta:generator>LibreOffice/7.4.7.2$Linux_X86_64 LibreOffice_project/40$Build-2</meta:generator>
    <meta:document-statistic meta:table-count="1" meta:image-count="0" meta:object-count="0" meta:page-count="5" meta:paragraph-count="123" meta:word-count="561" meta:character-count="4038" meta:non-whitespace-character-count="3569"/>
    <meta:user-defined meta:name="AppVersion">14.0000</meta:user-defined>
    <meta:template xlink:type="simple" xlink:actuate="onRequest" xlink:title="Normal.dotm" xlink:href=""/>
  </office:meta>
</office:document-meta>
</file>